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513A4C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cm" fo:min-width="2.778cm" draw:shadow-offset-x="0.305cm" draw:shadow-offset-y="0.30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_32__20_Dots_20_1_20_Dash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2.14cm"/>
    </style:style>
    <style:style style:name="gr8" style:family="graphic" style:parent-style-name="standard">
      <style:graphic-properties draw:fill="hatch" draw:fill-color="#23ff23" draw:fill-gradient-name="Gradient_20_1" draw:fill-hatch-name="Black_20_45_20_Degrees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color="#ff420e" draw:fill-gradient-name="Gradient_20_1" draw:gradient-step-count="64" draw:fill-hatch-name="Black_20_-45_20_Degrees" draw:fill-hatch-solid="true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padding-top="0cm" fo:padding-bottom="0cm" fo:padding-left="0cm" fo:padding-right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padding-top="0cm" fo:padding-bottom="0cm" fo:padding-left="0cm" fo:padding-right="0cm" draw:shadow-offset-x="0.305cm" draw:shadow-offset-y="0.305cm"/>
    </style:style>
    <style:style style:name="gr13" style:family="graphic" style:parent-style-name="standard">
      <style:graphic-properties draw:stroke="solid" draw:stroke-dash="Ultrafine_20_Dashed" draw:fill="hatch" draw:fill-color="#00ff00" draw:fill-gradient-name="Gradient_20_1" draw:fill-hatch-name="Black_20_45_20_Degrees" draw:fill-hatch-solid="true" draw:textarea-horizontal-align="justify" draw:textarea-vertical-align="middle" draw:auto-grow-height="false" draw:shadow-offset-x="0.305cm" draw:shadow-offset-y="0.305cm"/>
    </style:style>
    <style:style style:name="gr14" style:family="graphic" style:parent-style-name="standard">
      <style:graphic-properties draw:stroke="solid" draw:stroke-dash="Ultrafine_20_Dashed" draw:fill="hatch" draw:fill-color="#23ff23" draw:fill-gradient-name="Gradient_20_1" draw:fill-hatch-name="Black_20_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solid" draw:stroke-dash="Ultrafine_20_Dashed" draw:fill="solid" draw:fill-color="#99ccff" draw:fill-gradient-name="Gradient_20_1" draw:fill-hatch-name="Black_20_45_20_Degrees" draw:fill-hatch-solid="false" draw:fill-image-name="Aqua" draw:textarea-horizontal-align="justify" draw:textarea-vertical-align="middle" draw:auto-grow-height="false" draw:shadow-offset-x="0.305cm" draw:shadow-offset-y="0.305cm"/>
    </style:style>
    <style:style style:name="gr16" style:family="graphic" style:parent-style-name="standard">
      <style:graphic-properties draw:stroke="dash" draw:stroke-dash="Ultrafine_20_Dashed" draw:fill="solid" draw:fill-color="#99ccff" draw:fill-gradient-name="Gradient_20_1" draw:fill-hatch-name="Black_20_45_20_Degrees" draw:fill-hatch-solid="false" draw:textarea-horizontal-align="justify" draw:textarea-vertical-align="middle" draw:auto-grow-height="false" draw:shadow-offset-x="0.305cm" draw:shadow-offset-y="0.305cm"/>
    </style:style>
    <style:style style:name="gr17" style:family="graphic" style:parent-style-name="standard">
      <style:graphic-properties draw:stroke="solid" draw:stroke-dash="Ultrafine_20_Dashed" draw:fill="hatch" draw:fill-color="#ff420e" draw:fill-gradient-name="Gradient_20_1" draw:fill-hatch-name="Black_20_-45_20_Degrees" draw:fill-hatch-solid="true" draw:fill-image-name="Empty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Ultrafine_20_Dashed" draw:fill="hatch" draw:fill-color="#ff420e" draw:fill-gradient-name="Gradient_20_1" draw:fill-hatch-name="Black_20_-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1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.408cm" fo:padding-top="0cm" fo:padding-bottom="0cm" fo:padding-left="0cm" fo:padding-right="0cm"/>
    </style:style>
    <style:style style:name="gr21" style:family="graphic" style:parent-style-name="standard">
      <style:graphic-properties draw:marker-end="Arrow" draw:marker-end-width="0.3cm" draw:textarea-horizontal-align="center" draw:textarea-vertical-align="middle" draw:shadow-offset-x="0.305cm" draw:shadow-offset-y="0.305cm"/>
    </style:style>
    <style:style style:name="gr22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 draw:shadow-offset-x="0.305cm" draw:shadow-offset-y="0.305cm"/>
    </style:style>
    <style:style style:name="gr23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hatch" draw:fill-color="#23ff23" draw:fill-gradient-name="Gradient_20_1" draw:fill-hatch-name="Black_20_45_20_Degrees" draw:fill-hatch-solid="true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Ultrafine_20_Dashed" draw:fill="hatch" draw:fill-color="#ff420e" draw:fill-gradient-name="Gradient_20_1" draw:gradient-step-count="64" draw:fill-hatch-name="Black_20_-45_20_Degrees" draw:fill-hatch-solid="true" draw:textarea-horizontal-align="justify" draw:textarea-vertical-align="middle" draw:auto-grow-height="false" draw:shadow-offset-x="0.305cm" draw:shadow-offset-y="0.305cm"/>
    </style:style>
    <style:style style:name="gr26" style:family="graphic" style:parent-style-name="standard">
      <style:graphic-properties draw:stroke="dash" draw:stroke-dash="Ultrafine_20_Dashed" draw:fill="hatch" draw:fill-color="#23ff23" draw:fill-gradient-name="Gradient_20_1" draw:fill-hatch-name="Black_20_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gr27" style:family="graphic" style:parent-style-name="standard">
      <style:graphic-properties draw:stroke="dash" draw:stroke-dash="Ultrafine_20_Dashed" draw:fill="hatch" draw:fill-color="#ff420e" draw:fill-gradient-name="Gradient_20_1" draw:fill-hatch-name="Black_20_-45_20_Degrees" draw:fill-hatch-solid="true" draw:fill-image-name="Aqua" draw:textarea-horizontal-align="justify" draw:textarea-vertical-align="middle" draw:auto-grow-height="false" draw:shadow-offset-x="0.305cm" draw:shadow-offset-y="0.3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85cm" svg:y1="0.135cm" svg:x2="6.785cm" svg:y2="7.247cm">
          <text:p/>
        </draw:line>
        <draw:frame draw:style-name="gr2" draw:text-style-name="P2" draw:layer="layout" svg:width="3.44cm" svg:height="0.692cm" svg:x="7.19cm" svg:y="0.042cm">
          <draw:text-box>
            <text:p text:style-name="P1"><text:span text:style-name="T1"><text:s text:c="3"/></text:span><text:span text:style-name="T1">Parallel Phase</text:span></text:p>
          </draw:text-box>
        </draw:frame>
        <draw:frame draw:style-name="gr2" draw:text-style-name="P2" draw:layer="layout" svg:width="3.44cm" svg:height="0.692cm" svg:x="12.09cm" svg:y="0.042cm">
          <draw:text-box>
            <text:p text:style-name="P1"><text:span text:style-name="T1"><text:s text:c="6"/></text:span><text:span text:style-name="T1">Serial Phase</text:span></text:p>
          </draw:text-box>
        </draw:frame>
        <draw:frame draw:style-name="gr2" draw:text-style-name="P2" draw:layer="layout" svg:width="3.44cm" svg:height="0.692cm" svg:x="2.99cm" svg:y="0.042cm">
          <draw:text-box>
            <text:p text:style-name="P1"><text:span text:style-name="T1"><text:s text:c="6"/></text:span><text:span text:style-name="T1">Initial State</text:span></text:p>
          </draw:text-box>
        </draw:frame>
        <draw:line draw:style-name="gr3" draw:text-style-name="P1" draw:layer="layout" svg:x1="2.07cm" svg:y1="7.485cm" svg:x2="21.882cm" svg:y2="7.485cm">
          <text:p/>
        </draw:line>
        <draw:frame draw:style-name="gr4" draw:text-style-name="P3" draw:layer="layout" svg:width="2.221cm" svg:height="0.78cm" svg:x="0cm" svg:y="7.085cm">
          <draw:text-box>
            <text:p text:style-name="P3">Time line</text:p>
          </draw:text-box>
        </draw:frame>
        <draw:line draw:style-name="gr1" draw:text-style-name="P1" draw:layer="layout" svg:x1="11.185cm" svg:y1="0.135cm" svg:x2="11.185cm" svg:y2="7.247cm">
          <text:p/>
        </draw:line>
        <draw:custom-shape draw:style-name="gr5" draw:text-style-name="P1" draw:layer="layout" svg:width="1.016cm" svg:height="0.635cm" svg:x="2.54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0.335cm" svg:y1="2.54cm" svg:x2="21.925cm" svg:y2="2.54cm">
          <text:p/>
        </draw:line>
        <draw:frame draw:style-name="gr4" draw:text-style-name="P4" draw:layer="layout" svg:width="2.098cm" svg:height="0.869cm" svg:x="-0.1cm" svg:y="1.07cm">
          <draw:text-box>
            <text:p text:style-name="P4">Shared</text:p>
          </draw:text-box>
        </draw:frame>
        <draw:frame draw:style-name="gr7" draw:text-style-name="P4" draw:layer="layout" svg:width="2.483cm" svg:height="1.2cm" svg:x="-0.1cm" svg:y="2.871cm">
          <draw:text-box>
            <text:p text:style-name="P4">Thread 1</text:p>
          </draw:text-box>
        </draw:frame>
        <draw:custom-shape draw:style-name="gr5" draw:text-style-name="P1" draw:layer="layout" svg:width="1.016cm" svg:height="0.635cm" svg:x="3.5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4.5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5.5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6.94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7.9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8.9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9.9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16cm" svg:height="0.635cm" svg:x="11.44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0.635cm" svg:x="12.4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016cm" svg:height="0.635cm" svg:x="13.4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0.335cm" svg:y1="4.54cm" svg:x2="21.925cm" svg:y2="4.54cm">
          <text:p/>
        </draw:line>
        <draw:line draw:style-name="gr6" draw:text-style-name="P1" draw:layer="layout" svg:x1="0.335cm" svg:y1="6.74cm" svg:x2="21.925cm" svg:y2="6.74cm">
          <text:p/>
        </draw:line>
        <draw:frame draw:style-name="gr4" draw:text-style-name="P4" draw:layer="layout" svg:width="2.483cm" svg:height="0.869cm" svg:x="-0.099cm" svg:y="4.972cm">
          <draw:text-box>
            <text:p text:style-name="P4">Thread 2</text:p>
          </draw:text-box>
        </draw:frame>
        <draw:custom-shape draw:style-name="gr10" draw:text-style-name="P1" draw:layer="layout" svg:width="1.016cm" svg:height="0.635cm" svg:x="2.54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3.5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4.5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5.5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2.54cm" svg:y="5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3.5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4.5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5.5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2.855cm" svg:y="1.17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3.856cm" svg:y="1.17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4.856cm" svg:y="1.176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5.857cm" svg:y="1.177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7.256cm" svg:y="1.17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8.257cm" svg:y="1.17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9.257cm" svg:y="1.177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0.258cm" svg:y="1.17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1.757cm" svg:y="1.17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3.758cm" svg:y="1.17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4.759cm" svg:y="1.179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494cm" svg:height="0.569cm" svg:x="2.856cm" svg:y="3.876cm">
          <text:p text:style-name="P2"><text:span text:style-name="T1">“</text:span><text:span text:style-name="T1">Read-Shared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494cm" svg:height="0.569cm" svg:x="2.856cm" svg:y="5.877cm">
          <text:p text:style-name="P2"><text:span text:style-name="T1">“</text:span><text:span text:style-name="T1">Read-Shared”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635cm" svg:x="6.94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635cm" svg:x="7.9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8.9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7.257cm" svg:y="3.977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8.258cm" svg:y="3.978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635cm" svg:x="9.94cm" svg:y="3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8cm" svg:height="0.635cm" svg:x="10.44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0.259cm" svg:y="3.979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635cm" svg:x="6.9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016cm" svg:height="0.635cm" svg:x="7.94cm" svg:y="5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016cm" svg:height="0.635cm" svg:x="8.94cm" svg:y="5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8.258cm" svg:y="5.979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635cm" svg:x="9.94cm" svg:y="5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508cm" svg:height="0.635cm" svg:x="10.44cm" svg:y="5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0.259cm" svg:y="5.98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9.259cm" svg:y="5.979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635cm" svg:x="14.44cm" svg:y="1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id="id3" draw:layer="layout" svg:width="0.508cm" svg:height="0.635cm" svg:x="14.94cm" svg:y="1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11.44cm" svg:y="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16cm" svg:height="0.635cm" svg:x="12.4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13.4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1.757cm" svg:y="3.977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2.758cm" svg:y="3.978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635cm" svg:x="14.44cm" svg:y="3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8cm" svg:height="0.635cm" svg:x="14.94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4.759cm" svg:y="3.979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635cm" svg:x="11.4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016cm" svg:height="0.635cm" svg:x="12.44cm" svg:y="5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016cm" svg:height="0.635cm" svg:x="13.44cm" svg:y="5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2.758cm" svg:y="5.979cm">
          <text:p text:style-name="P2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508cm" svg:height="0.635cm" svg:x="14.44cm" svg:y="5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id="id1" draw:layer="layout" svg:width="0.508cm" svg:height="0.635cm" svg:x="14.94cm" svg:y="5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4.759cm" svg:y="5.98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3.759cm" svg:y="5.979cm">
          <text:p text:style-name="P2"><text:span text:style-name="T1">W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7.585cm" svg:y1="0.135cm" svg:x2="17.585cm" svg:y2="7.247cm">
          <text:p/>
        </draw:line>
        <draw:custom-shape draw:style-name="gr11" draw:text-style-name="P2" draw:layer="layout" svg:width="0.381cm" svg:height="0.381cm" svg:x="12.758cm" svg:y="1.17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16cm" svg:height="0.635cm" svg:x="15.74cm" svg:y="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2" draw:layer="layout" svg:width="1.016cm" svg:height="0.635cm" svg:x="15.74cm" svg:y="3.0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0.762cm" svg:height="0.442cm" svg:x="16.815cm" svg:y="3.14cm">
          <draw:text-box>
            <text:p text:style-name="P5"><text:span text:style-name="T1">Twin</text:span></text:p>
          </draw:text-box>
        </draw:frame>
        <draw:custom-shape draw:style-name="gr5" draw:text-style-name="P1" draw:layer="layout" svg:width="1.016cm" svg:height="0.635cm" svg:x="17.84cm" svg:y="1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0.635cm" svg:x="18.8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016cm" svg:height="0.635cm" svg:x="19.84cm" svg:y="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8.057cm" svg:y="1.177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20.058cm" svg:y="1.17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21.059cm" svg:y="1.179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08cm" svg:height="0.635cm" svg:x="20.84cm" svg:y="1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508cm" svg:height="0.635cm" svg:x="21.34cm" svg:y="1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381cm" svg:height="0.381cm" svg:x="19.058cm" svg:y="1.17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4cm" svg:height="0.692cm" svg:x="18.09cm" svg:y="0.042cm">
          <draw:text-box>
            <text:p text:style-name="P1"><text:span text:style-name="T1"><text:s text:c="7"/></text:span><text:span text:style-name="T1">Final State</text:span></text:p>
          </draw:text-box>
        </draw:frame>
        <draw:line draw:style-name="gr21" draw:text-style-name="P1" draw:layer="layout" svg:x1="12.954cm" svg:y1="3.04cm" svg:x2="12.954cm" svg:y2="2.278cm">
          <text:p/>
        </draw:line>
        <draw:line draw:style-name="gr21" draw:text-style-name="P1" draw:layer="layout" svg:x1="14.854cm" svg:y1="3.04cm" svg:x2="14.854cm" svg:y2="2.278cm">
          <text:p/>
        </draw:line>
        <draw:line draw:style-name="gr21" draw:text-style-name="P1" draw:layer="layout" svg:x1="13.954cm" svg:y1="4.996cm" svg:x2="13.954cm" svg:y2="2.278cm">
          <text:p/>
        </draw:line>
        <draw:connector draw:style-name="gr22" draw:text-style-name="P1" draw:layer="layout" draw:type="curve" svg:x1="15.448cm" svg:y1="5.392cm" svg:x2="16.248cm" svg:y2="3.708cm" draw:start-shape="id1" draw:start-glue-point="1" draw:end-shape="id2" draw:end-glue-point="2" svg:d="m15448 5392c534 0 800-561 800-1684">
          <text:p/>
        </draw:connector>
        <draw:connector draw:style-name="gr23" draw:text-style-name="P1" draw:layer="layout" draw:type="curve" svg:x1="16.248cm" svg:y1="3.073cm" svg:x2="15.448cm" svg:y2="1.991cm" draw:start-shape="id2" draw:start-glue-point="0" draw:end-shape="id3" draw:end-glue-point="1" svg:d="m16248 3073c0-722-266-1082-800-1082">
          <text:p/>
        </draw:connector>
        <draw:custom-shape draw:style-name="gr10" draw:text-style-name="P1" draw:layer="layout" svg:width="1.016cm" svg:height="0.635cm" svg:x="17.84cm" svg:y="2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.016cm" svg:height="0.635cm" svg:x="18.84cm" svg:y="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016cm" svg:height="0.635cm" svg:x="19.84cm" svg:y="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508cm" svg:height="0.635cm" svg:x="20.84cm" svg:y="2.9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0.508cm" svg:height="0.635cm" svg:x="21.34cm" svg:y="2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016cm" svg:height="0.635cm" svg:x="17.84cm" svg:y="5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.016cm" svg:height="0.635cm" svg:x="18.8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016cm" svg:height="0.635cm" svg:x="19.84cm" svg:y="5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508cm" svg:height="0.635cm" svg:x="20.84cm" svg:y="5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0.508cm" svg:height="0.635cm" svg:x="21.34cm" svg:y="5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3.494cm" svg:height="0.569cm" svg:x="18.156cm" svg:y="3.877cm">
          <text:p text:style-name="P2"><text:span text:style-name="T1">“</text:span><text:span text:style-name="T1">Read-Shared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494cm" svg:height="0.569cm" svg:x="18.156cm" svg:y="5.978cm">
          <text:p text:style-name="P2"><text:span text:style-name="T1">“</text:span><text:span text:style-name="T1">Read-Shared”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381cm" svg:height="0.381cm" svg:x="16.059cm" svg:y="2.579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fill-image draw:name="Aqua" xlink:href="Pictures/100000000000005E0000005E513A4C71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352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nyliu </meta:initial-creator>
    <meta:creation-date>2010-07-20T09:11:30</meta:creation-date>
    <meta:generator>OpenOffice.org/3.1$Linux OpenOffice.org_project/310m19$Build-9420</meta:generator>
    <dc:date>2010-11-14T11:45:28</dc:date>
    <dc:creator>tonyliu </dc:creator>
    <meta:editing-duration>PT27H12M51S</meta:editing-duration>
    <meta:editing-cycles>27</meta:editing-cycles>
    <meta:document-statistic meta:object-count="112"/>
  </office:meta>
</office:document-meta>
</file>